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1772373930993519750"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39456787" text:continue-numbering="true" text:style-name="L1">
        <text:list-item>
          <text:p text:style-name="P9">Skrivit om all dokumentation, tack github...</text:p>
        </text:list-item>
        <text:list-item>
          <text:p text:style-name="P9">Läst om Ruby on Rails</text:p>
        </text:list-item>
        <text:list-item>
          <text:p text:style-name="P9">Gjort klart Visionen</text:p>
        </text:list-item>
        <text:list-item>
          <text:p text:style-name="P9">Gjort iterationsplan för nästa vecka</text:p>
        </text:list-item>
        <text:list-item>
          <text:p text:style-name="P9">Påbörjat kravspecifikationen</text:p>
        </text:list-item>
        <text:list-item>
          <text:p text:style-name="P9">Installerat RoR lokalt på datorn</text:p>
        </text:list-item>
        <text:list-item>
          <text:p text:style-name="P9">Undersökt om RoR-webhotell</text:p>
        </text:list-item>
        <text:list-item>
          <text:p text:style-name="P9">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39478996" text:continue-numbering="true" text:style-name="L1">
        <text:list-item>
          <text:p text:style-name="P9">Mer RoR-tutorials</text:p>
        </text:list-item>
        <text:list-item>
          <text:p text:style-name="P9">Git via Ruby-consolen</text:p>
        </text:list-item>
        <text:list-item>
          <text:p text:style-name="P9">Hittat webhotell som fungerar</text:p>
        </text:list-item>
        <text:list-item>
          <text:p text:style-name="P9">Publicera på Heroku(webhotellet) via consolen</text:p>
        </text:list-item>
        <text:list-item>
          <text:p text:style-name="P9">Spenderat massa tid på att försöka reda ut testspecifiktationen</text:p>
        </text:list-item>
      </text:list>
      <text:h text:style-name="P4"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39455157" text:continue-numbering="true" text:style-name="L1">
        <text:list-item>
          <text:p text:style-name="P9">Fysisk modell påbörjad</text:p>
        </text:list-item>
        <text:list-item>
          <text:p text:style-name="P9">Förfinat fysisk modell</text:p>
        </text:list-item>
        <text:list-item>
          <text:p text:style-name="P9">Gjort ny product backlog</text:p>
        </text:list-item>
        <text:list-item>
          <text:p text:style-name="P9">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4"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39465245" text:continue-numbering="true" text:style-name="L1">
        <text:list-item>
          <text:p text:style-name="P9">"Startat om projektet", lyckats rensa github repot och ersatt med ett nytt tomt rails-projekt</text:p>
        </text:list-item>
        <text:list-item>
          <text:p text:style-name="P9">Fått igång och testat rspec för testdriven utveckling.</text:p>
        </text:list-item>
        <text:list-item>
          <text:p text:style-name="P9">Fått igång heroku med nya appen så den kan publiceras.</text:p>
        </text:list-item>
      </text:list>
      <text:h text:style-name="Heading_20_3" text:outline-level="3">Sumering</text:h>
      <text:p text:style-name="Text_20_body">TDD var "värre" än väntat, det är svårt att veta vad som bör testas och hur. Men det går framåt och känns som rätt beslut endå, släpper säkert lite när man fortsätter jobba med det.</text:p>
      <text:p text:style-name="Text_20_body"/>
      <text:h text:style-name="P4" text:outline-level="2">Iteration 4</text:h>
      <text:h text:style-name="Heading_20_3" text:outline-level="3">Veckorstart</text:h>
      <text:p text:style-name="P2">Fortsätta kämpa med TDD och försöka få CRUD på palts på riktigt denna veckan är det viktigaste.</text:p>
      <text:list xml:id="list39467645" text:continue-numbering="true" text:style-name="L1">
        <text:list-item>
          <text:p text:style-name="P9">...</text:p>
        </text:list-item>
      </text:list>
      <text:h text:style-name="Heading_20_3" text:outline-level="3">Sumer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55S</meta:editing-duration>
    <meta:editing-cycles>13</meta:editing-cycles>
    <meta:generator>OpenOffice/4.0.1$Win32 OpenOffice.org_project/401m5$Build-9714</meta:generator>
    <dc:date>2014-05-05T19:31:05.48</dc:date>
    <meta:document-statistic meta:table-count="0" meta:image-count="0" meta:object-count="0" meta:page-count="2" meta:paragraph-count="48" meta:word-count="609" meta:character-count="3542"/>
    <meta:user-defined meta:name="Info 1"/>
    <meta:user-defined meta:name="Info 2"/>
    <meta:user-defined meta:name="Info 3"/>
    <meta:user-defined meta:name="Info 4"/>
  </office:meta>
</office:document-meta>
</file>